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9000000BAA0339508.png" manifest:media-type="image/png"/>
  <manifest:file-entry manifest:full-path="Pictures/1000000000000310000001B93BF337E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1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74347" officeooo:paragraph-rsid="0017434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4347" officeooo:paragraph-rsid="00174347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74347" officeooo:paragraph-rsid="00174347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174347" officeooo:paragraph-rsid="0017434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fo:font-weight="normal" officeooo:rsid="00174347" officeooo:paragraph-rsid="00174347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74347" officeooo:paragraph-rsid="00174347"/>
    </style:style>
    <style:style style:name="P8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1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13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4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hyphenation-keep="auto" loext:hyphenation-keep-type="column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.751cm" fo:margin-right="0cm" fo:text-indent="0.751cm" style:auto-text-indent="false"/>
      <style:text-properties officeooo:rsid="00174347" officeooo:paragraph-rsid="001ac532"/>
    </style:style>
    <style:style style:name="P16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hyphenation-keep="auto" loext:hyphenation-keep-type="column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rsid="001823dd" officeooo:paragraph-rsid="001823dd"/>
    </style:style>
    <style:style style:name="P18" style:family="paragraph" style:parent-style-name="Standard" style:list-style-name="L1">
      <style:text-properties officeooo:rsid="001823dd" officeooo:paragraph-rsid="001823dd"/>
    </style:style>
    <style:style style:name="P19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hyphenation-keep="auto" loext:hyphenation-keep-type="column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Heading_20_2" style:list-style-name="WWNum3"/>
    <style:style style:name="P21" style:family="paragraph" style:parent-style-name="Standard" style:list-style-name="L2">
      <style:text-properties officeooo:rsid="001823dd" officeooo:paragraph-rsid="001823dd"/>
    </style:style>
    <style:style style:name="P22" style:family="paragraph" style:parent-style-name="Standard_20__28_user_29_">
      <style:text-properties style:font-name="Arial1" fo:font-size="11pt" officeooo:rsid="001823dd" officeooo:paragraph-rsid="001823dd" style:font-size-asian="11pt" style:font-size-complex="11pt"/>
    </style:style>
    <style:style style:name="P23" style:family="paragraph" style:parent-style-name="Standard_20__28_user_29_" style:list-style-name="L3">
      <style:text-properties style:font-name="Arial1" fo:font-size="11pt" officeooo:rsid="001823dd" officeooo:paragraph-rsid="001823dd" style:font-size-asian="11pt" style:font-size-complex="11pt"/>
    </style:style>
    <style:style style:name="P24" style:family="paragraph" style:parent-style-name="Standard_20__28_user_29_" style:list-style-name="L3">
      <style:text-properties style:font-name="Arial1" fo:font-size="11pt" officeooo:rsid="001ac532" officeooo:paragraph-rsid="001ac532" style:font-size-asian="11pt" style:font-size-complex="11pt"/>
    </style:style>
    <style:style style:name="P25" style:family="paragraph" style:parent-style-name="Standard_20__28_user_29_">
      <style:text-properties style:font-name="Arial1" fo:font-size="11pt" officeooo:rsid="0019faf9" officeooo:paragraph-rsid="0019faf9" style:font-size-asian="11pt" style:font-size-complex="11pt"/>
    </style:style>
    <style:style style:name="P26" style:family="paragraph" style:parent-style-name="Standard" style:list-style-name="L4">
      <style:text-properties officeooo:rsid="001823dd" officeooo:paragraph-rsid="001823dd"/>
    </style:style>
    <style:style style:name="P27" style:family="paragraph" style:parent-style-name="Standard" style:list-style-name="L4">
      <style:text-properties fo:font-weight="bold" officeooo:rsid="001823dd" officeooo:paragraph-rsid="001823dd" style:font-weight-asian="bold" style:font-weight-complex="bold"/>
    </style:style>
    <style:style style:name="P28" style:family="paragraph" style:parent-style-name="Standard" style:list-style-name="L5">
      <style:text-properties officeooo:rsid="001823dd" officeooo:paragraph-rsid="001823dd"/>
    </style:style>
    <style:style style:name="P29" style:family="paragraph" style:parent-style-name="Standard" style:list-style-name="L6">
      <style:text-properties officeooo:rsid="001ac532" officeooo:paragraph-rsid="001ac532"/>
    </style:style>
    <style:style style:name="P30" style:family="paragraph" style:parent-style-name="Standard" style:list-style-name="L6">
      <style:text-properties officeooo:rsid="001823dd" officeooo:paragraph-rsid="001823dd"/>
    </style:style>
    <style:style style:name="P31" style:family="paragraph" style:parent-style-name="Standard" style:list-style-name="L6">
      <style:text-properties officeooo:rsid="0019ad98" officeooo:paragraph-rsid="0019ad98"/>
    </style:style>
    <style:style style:name="P32" style:family="paragraph" style:parent-style-name="Standard" style:list-style-name="L7">
      <style:text-properties officeooo:rsid="0019ad98" officeooo:paragraph-rsid="0019ad98"/>
    </style:style>
    <style:style style:name="P33" style:family="paragraph" style:parent-style-name="Standard" style:list-style-name="L8">
      <style:text-properties officeooo:rsid="0019ad98" officeooo:paragraph-rsid="0019ad98"/>
    </style:style>
    <style:style style:name="T1" style:family="text">
      <style:text-properties fo:color="#000000" loext:opacity="100%" style:font-name-asian="Times New Roman1"/>
    </style:style>
    <style:style style:name="T2" style:family="text">
      <style:text-properties officeooo:rsid="001ac5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weight="bold" style:font-name-asian="Times New Roman1" style:font-weight-asian="bold" style:font-weight-complex="bold"/>
    </style:style>
    <style:style style:name="T5" style:family="text">
      <style:text-properties officeooo:rsid="0019ad98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>GameTracker</text:p>
      <text:p text:style-name="P4"><text:s/><text:span text:style-name="T1">Plataforma de Seguimento e Reseñas de Videoxogos</text:span></text:p>
      <text:p text:style-name="P3"/>
      <text:p text:style-name="P5">Rubén Agra Casal</text:p>
      <text:p text:style-name="P6">2º Desarrollo de aplicaciones multiplataforma</text:p>
      <text:p text:style-name="P7"/>
      <text:p text:style-name="P8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263_167962671" text:style-name="Index_20_Link" text:visited-style-name="Index_20_Link">1. Tipo de proxecto<text:tab/>3</text:a></text:p>
          <text:p text:style-name="P9"><text:a xlink:type="simple" xlink:href="#__RefHeading___Toc1265_167962671" text:style-name="Index_20_Link" text:visited-style-name="Index_20_Link">2. Descrición do proxecto<text:tab/>3</text:a></text:p>
          <text:p text:style-name="P9"><text:a xlink:type="simple" xlink:href="#__RefHeading___Toc1267_167962671" text:style-name="Index_20_Link" text:visited-style-name="Index_20_Link">3. Contextualización<text:tab/>3</text:a></text:p>
          <text:p text:style-name="P10"><text:a xlink:type="simple" xlink:href="#__RefHeading___Toc1269_167962671" text:style-name="Index_20_Link" text:visited-style-name="Index_20_Link">3.1. A quen vai destinado e por qué?<text:tab/>3</text:a></text:p>
          <text:p text:style-name="P10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10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10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9"><text:a xlink:type="simple" xlink:href="#__RefHeading___Toc1277_167962671" text:style-name="Index_20_Link" text:visited-style-name="Index_20_Link">4. Análise preliminar do proxecto<text:tab/>3</text:a></text:p>
          <text:p text:style-name="P10"><text:a xlink:type="simple" xlink:href="#__RefHeading___Toc1279_167962671" text:style-name="Index_20_Link" text:visited-style-name="Index_20_Link">4.1. Obxectivos que pretende alcanzar o proxecto<text:tab/>3</text:a></text:p>
          <text:p text:style-name="P10"><text:a xlink:type="simple" xlink:href="#__RefHeading___Toc1281_167962671" text:style-name="Index_20_Link" text:visited-style-name="Index_20_Link">4.2. Alcance e principais requisitos<text:tab/>3</text:a></text:p>
          <text:p text:style-name="P10"><text:a xlink:type="simple" xlink:href="#__RefHeading___Toc1283_167962671" text:style-name="Index_20_Link" text:visited-style-name="Index_20_Link">4.3. Actividades a levar a cabo para dar forma ao proxecto.<text:tab/>3</text:a></text:p>
          <text:p text:style-name="P10"><text:a xlink:type="simple" xlink:href="#__RefHeading___Toc1285_167962671" text:style-name="Index_20_Link" text:visited-style-name="Index_20_Link">4.4. Tecnoloxías que se empregarán<text:tab/>3</text:a></text:p>
        </text:index-body>
      </text:table-of-content>
      <text:p text:style-name="P11"/>
      <text:p text:style-name="P12"/>
      <text:p text:style-name="P13"/>
      <text:list text:style-name="WWNum3">
        <text:list-item>
          <text:h text:style-name="P14" text:outline-level="1"><text:bookmark-start text:name="__RefHeading___Toc1263_167962671"/><text:bookmark-start text:name="_Toc99643930"/>Tipo de proxecto<text:bookmark-end text:name="__RefHeading___Toc1263_167962671"/><text:bookmark-end text:name="_Toc99643930"/></text:h>
        </text:list-item>
      </text:list>
      <text:p text:style-name="P15">O proxecto consistirá nunha aplicación móbil na que permitirá aos usuarios rexistrar, puntuar e comentar videoxogos que estean tanto xogando no momento ou que haxan <text:span text:style-name="T1">xogado nun pasado</text:span>. </text:p>
      <text:p text:style-name="P15">Sería similar a outras aplicacións existentes recoñecidas como Letterboxd ou GoodReads pero centrado nesta temática.</text:p>
      <text:list xml:id="list113033689732951" text:continue-numbering="true" text:style-name="WWNum3">
        <text:list-item>
          <text:h text:style-name="P16" text:outline-level="1"><text:bookmark-start text:name="__RefHeading___Toc1265_167962671"/><text:bookmark-start text:name="_Toc99643931"/>Descrición do proxecto<text:bookmark-end text:name="__RefHeading___Toc1265_167962671"/><text:bookmark-end text:name="_Toc99643931"/></text:h>
        </text:list-item>
      </text:list>
      <text:p text:style-name="P17">O proxecto consistiría nunha aplicación móbil que permitiría aos usuarios:</text:p>
      <text:list text:style-name="L1">
        <text:list-item>
          <text:p text:style-name="P18">Engadir videoxogos á súa colección.</text:p>
        </text:list-item>
        <text:list-item>
          <text:p text:style-name="P18">Puntuar e escribir reseñas.</text:p>
        </text:list-item>
        <text:list-item>
          <text:p text:style-name="P18">Seguir a outros usuarios e ver as súas listas.</text:p>
        </text:list-item>
        <text:list-item>
          <text:p text:style-name="P18">Explorar recomendacións baseadas nos seus gustos.</text:p>
        </text:list-item>
        <text:list-item>
          <text:p text:style-name="P18">Xestionar a súa lista (Xogos rematados, wishlist, favoritos, etc)</text:p>
        </text:list-item>
        <text:list-item>
          <text:p text:style-name="P18">Visualizar estadísticas gráficas (Xénero máis xogado, horas dedicadas a cada título...)</text:p>
        </text:list-item>
      </text:list>
      <text:list text:continue-list="list113033689732951" text:style-name="WWNum3">
        <text:list-item>
          <text:h text:style-name="P19" text:outline-level="1"><text:bookmark-start text:name="__RefHeading___Toc1267_167962671"/><text:bookmark-start text:name="_Toc99643932"/>Contextualización<text:bookmark-end text:name="__RefHeading___Toc1267_167962671"/><text:bookmark-end text:name="_Toc99643932"/></text:h>
          <text:list>
            <text:list-item>
              <text:h text:style-name="P20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7">Esta aplicación estaría dirixida a xogadores tanto casuais coma máis dedicados para que poidan ter una boa organización da súa colección e compartir opinións con outros usuarios. <text:span text:style-name="T2">Esta </text:span>necesidade <text:span text:style-name="T2">porque </text:span>non existe realmente unha aplicación decente que poida facer isto, e as aplicacións nas que se pode ter un seguimento son bastante utilizadas. </text:p>
      <text:list xml:id="list113034156177294" text:continue-numbering="true" text:style-name="WWNum3">
        <text:list-item>
          <text:list>
            <text:list-item>
              <text:h text:style-name="P20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list text:style-name="L2">
        <text:list-item>
          <text:p text:style-name="P21">Permitir aos xogadores levar un rexistro adecuado da súa colección</text:p>
        </text:list-item>
        <text:list-item>
          <text:p text:style-name="P21">Ofrecer recomendacións personalizadas</text:p>
        </text:list-item>
        <text:list-item>
          <text:p text:style-name="P21">Fomentar a interacción entre a comunidade</text:p>
        </text:list-item>
      </text:list>
      <text:list xml:id="list113033850253403" text:continue-list="list113034156177294" text:style-name="WWNum3">
        <text:list-item>
          <text:list>
            <text:list-item>
              <text:h text:style-name="P20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22"><text:bookmark text:name="_heading=h.2et92p0"/><text:bookmark text:name="_heading=h.3znysh7"/>Sí, hai varias plataformas similares como Backloggd, GG App e HowLongToBeat, pero:</text:p>
      <text:list text:style-name="L3">
        <text:list-item>
          <text:p text:style-name="P23">Algunhas carecen de interfaces pouco intuitivas.</text:p>
        </text:list-item>
        <text:list-item>
          <text:p text:style-name="P23">Algunhas non están actualizadas.</text:p>
        </text:list-item>
        <text:list-item>
          <text:p text:style-name="P23"><text:soft-page-break/>Non todas permiten unha interacción social ao nivel de Letterboxd.</text:p>
        </text:list-item>
        <text:list-item>
          <text:p text:style-name="P24">Ningunha ofrece estadísticas interesantes aos xogadores (Ex: “Xogas un 40% máis a videoxogos con temática RPG”)</text:p>
        </text:list-item>
      </text:list>
      <text:p text:style-name="P22"/>
      <text:p text:style-name="P25">Backloggd: <text:a xlink:type="simple" xlink:href="https://www.backloggd.com/" text:style-name="Internet_20_link" text:visited-style-name="Visited_20_Internet_20_Link">https://www.backloggd.com/</text:a></text:p>
      <text:p text:style-name="P25">GGApp: <text:a xlink:type="simple" xlink:href="https://ggapp.io/" text:style-name="Internet_20_link" text:visited-style-name="Visited_20_Internet_20_Link">https://ggapp.io/</text:a></text:p>
      <text:p text:style-name="P25">HowLongToBeat: <text:a xlink:type="simple" xlink:href="https://howlongtobeat.com/" text:style-name="Internet_20_link" text:visited-style-name="Visited_20_Internet_20_Link">https://howlongtobeat.com/</text:a></text:p>
      <text:p text:style-name="P25">Letterboxd (Películas): <text:a xlink:type="simple" xlink:href="https://letterboxd.com/" text:style-name="Internet_20_link" text:visited-style-name="Visited_20_Internet_20_Link">https://letterboxd.com/</text:a></text:p>
      <text:p text:style-name="P25">GoodReads (Libros): <text:a xlink:type="simple" xlink:href="https://www.goodreads.com/" text:style-name="Internet_20_link" text:visited-style-name="Visited_20_Internet_20_Link">https://www.goodreads.com/</text:a></text:p>
      <text:p text:style-name="P25">MusicBoard (Música): <text:a xlink:type="simple" xlink:href="https://musicboard.app/" text:style-name="Internet_20_link" text:visited-style-name="Visited_20_Internet_20_Link">https://musicboard.app/</text:a></text:p>
      <text:p text:style-name="P25">Fable (Series y libros): https://fable.co/</text:p>
      <text:list xml:id="list113033259290926" text:continue-list="list113033850253403" text:style-name="WWNum3">
        <text:list-item>
          <text:list>
            <text:list-item>
              <text:h text:style-name="P20" text:outline-level="2"><text:bookmark-start text:name="__RefHeading___Toc1275_167962671"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7"><text:bookmark text:name="_heading=h.tyjcwt"/>Sí, podería monetizarse con:</text:p>
      <text:list text:style-name="L4">
        <text:list-item>
          <text:p text:style-name="P26"><text:span text:style-name="T3">Subscripción premium</text:span> (listas avanzadas, estadísticas máis detalladas, temas personalizados para o perfil...).</text:p>
        </text:list-item>
        <text:list-item>
          <text:p text:style-name="P27">Publicidade non invasiva.</text:p>
        </text:list-item>
        <text:list-item>
          <text:p text:style-name="P26"><text:span text:style-name="T4">Afiliación</text:span><text:span text:style-name="T3"> con tendas de videoxogos</text:span> (enlaces a Steam).</text:p>
        </text:list-item>
      </text:list>
      <text:p text:style-name="Standard"><text:bookmark text:name="_heading=h.3dy6vkm"/></text:p>
      <text:list xml:id="list113034028170528" text:continue-list="list113033259290926" text:style-name="WWNum3">
        <text:list-item>
          <text:h text:style-name="P19" text:outline-level="1"><text:bookmark-start text:name="__RefHeading___Toc1277_167962671"/><text:bookmark-start text:name="_Toc99643937"/>Análise preliminar do proxecto<text:bookmark-end text:name="__RefHeading___Toc1277_167962671"/><text:bookmark-end text:name="_Toc99643937"/></text:h>
          <text:list>
            <text:list-item>
              <text:h text:style-name="P20" text:outline-level="2"><text:bookmark text:name="_heading=h.4d34og8"/><text:bookmark-start text:name="__RefHeading___Toc1279_167962671"/>Obxectivos que pretende alcanzar o proxecto<text:bookmark-end text:name="__RefHeading___Toc1279_167962671"/></text:h>
            </text:list-item>
          </text:list>
        </text:list-item>
      </text:list>
      <text:list text:style-name="L5">
        <text:list-item>
          <text:p text:style-name="P28">Crear unha plataforma intuitiva e atractiva para xestionar bibliotecas de videoxogos.</text:p>
        </text:list-item>
        <text:list-item>
          <text:p text:style-name="P28">Fomentar á comunidade a través de reseñas e recomendacións.</text:p>
        </text:list-item>
        <text:list-item>
          <text:p text:style-name="P28">Implementar un sistema de recomendacións baseado nas preferencias do usuario.</text:p>
        </text:list-item>
      </text:list>
      <text:list xml:id="list113034409441435" text:continue-list="list113034028170528" text:style-name="WWNum3">
        <text:list-item>
          <text:list>
            <text:list-item>
              <text:h text:style-name="P20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list text:style-name="L6">
        <text:list-item>
          <text:p text:style-name="P29">Implementar autentificación de usuarios con distintos roles e funcionalidades (usuario común e administrador)</text:p>
        </text:list-item>
        <text:list-item>
          <text:p text:style-name="P30">Sistema CRUD como funcionalidade básica (engadir xogos, modificar, eliminar, listas personalizadas, reseñas...)</text:p>
        </text:list-item>
        <text:list-item>
          <text:p text:style-name="P30">Melloras futuras: Implementar recomendacións personalizadas, estadísticas gráficas propias, <text:span text:style-name="T5">visualización de actividade ou linea de tempo dos usuarios amigos.</text:span></text:p>
        </text:list-item>
        <text:list-item>
          <text:p text:style-name="P31"><text:soft-page-break/>Requisitos técnicos: Desenvolvemento en Jetpack Compose, backend en Firebase.</text:p>
        </text:list-item>
      </text:list>
      <text:list xml:id="list113033153670529" text:continue-list="list113034409441435" text:style-name="WWNum3">
        <text:list-item>
          <text:list>
            <text:list-item>
              <text:h text:style-name="P20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list text:style-name="L7">
        <text:list-item>
          <text:p text:style-name="P32">Investigación de plataformas similares (Letterboxd, GoodReads, Musicboard, MyAnimeList).</text:p>
        </text:list-item>
        <text:list-item>
          <text:p text:style-name="P32">Deseño de UI/UX.</text:p>
        </text:list-item>
        <text:list-item>
          <text:p text:style-name="P32">Desenvolvemento de base de datos (xestión de usuarios, api externa...).</text:p>
        </text:list-item>
        <text:list-item>
          <text:p text:style-name="P32">Implementación de frontend utilizando Jetpack Compose.</text:p>
        </text:list-item>
        <text:list-item>
          <text:p text:style-name="P32">Probas e feedback de usuarios target.</text:p>
        </text:list-item>
      </text:list>
      <text:list text:continue-list="list113033153670529" text:style-name="WWNum3">
        <text:list-item>
          <text:list>
            <text:list-item>
              <text:h text:style-name="P20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list text:style-name="L8">
        <text:list-item>
          <text:p text:style-name="P33"><text:span text:style-name="T3">Frontend:</text:span> Jetpack Compose (Kotlin).</text:p>
        </text:list-item>
        <text:list-item>
          <text:p text:style-name="P33"><text:span text:style-name="T3">Backend: </text:span>Fireabase.</text:p>
        </text:list-item>
        <text:list-item>
          <text:p text:style-name="P33"><text:span text:style-name="T3">Base de datos: </text:span>Mariadb.</text:p>
        </text:list-item>
        <text:list-item>
          <text:p text:style-name="P33"><text:span text:style-name="T3">Autenticación</text:span>: Google Auth / Correo electrónico </text:p>
        </text:list-item>
        <text:list-item>
          <text:p text:style-name="P33"><text:span text:style-name="T3">APIs externas:</text:span> RAWG API (información de xogos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style:default-outline-level="1" style:list-style-name="WWNum3" style:class="chapter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chapter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chapter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hyphenation-keep="auto" loext:hyphenation-keep-type="column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 fo:hyphenation-keep="auto" loext:hyphenation-keep-type="column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hyphenation-keep="auto" loext:hyphenation-keep-type="column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hyphenation-keep="auto" loext:hyphenation-keep-type="column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5"><draw:image xlink:href="Pictures/1000000000000310000001B93BF337E9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9"><draw:image xlink:href="Pictures/1000000100000249000000BAA0339508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5</text:page-number></text:span><text:span text:style-name="MT2"><text:s/>| </text:span><text:span text:style-name="MT2"><text:page-count>5</text:page-count></text:span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3BF337E9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A0339508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ES Mare Nostrum</meta:initial-creator>
    <meta:editing-cycles>7</meta:editing-cycles>
    <meta:creation-date>2022-03-31T16:47:00</meta:creation-date>
    <dc:date>2025-04-04T11:30:32.960017000</dc:date>
    <meta:editing-duration>PT24M36S</meta:editing-duration>
    <meta:generator>LibreOffice/25.2.0.3$MacOSX_AARCH64 LibreOffice_project/e1cf4a87eb02d755bce1a01209907ea5ddc8f069</meta:generator>
    <meta:document-statistic meta:table-count="0" meta:image-count="4" meta:object-count="0" meta:page-count="5" meta:paragraph-count="76" meta:word-count="662" meta:character-count="4525" meta:non-whitespace-character-count="3979"/>
    <meta:user-defined meta:name="AppVersion">15.0000</meta:user-defined>
    <meta:template xlink:type="simple" xlink:actuate="onRequest" xlink:title="Normal" xlink:href=""/>
  </office:meta>
</office:document-meta>
</file>